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/>
    </style:style>
    <style:style style:name="T2" style:parent-style-name="Predvolenépísmoodseku" style:family="text">
      <style:text-properties style:language-asian="sk" style:country-asian="SK"/>
    </style:style>
    <style:style style:name="T3" style:parent-style-name="Predvolenépísmoodseku" style:family="text">
      <style:text-properties style:language-asian="sk" style:country-asian="SK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1.179in, 0in, 1.19483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emes</text:p>
      <text:p text:style-name="Normálny"><text:span text:style-name="T2"><draw:frame draw:style-name="a0" draw:name="Obrázek 2" text:anchor-type="as-char" svg:x="0in" svg:y="0in" svg:width="3.0056in" svg:height="3.10764in" style:rel-width="scale" style:rel-height="scale"><draw:image xlink:href="media/image1.jpeg" xlink:type="simple" xlink:show="embed" xlink:actuate="onLoad"/><svg:title/><svg:desc>25 Hilarious Christmas Memes for Parents | Christmas memes funny, Christmas  humor, Christmas memes</svg:desc></draw:frame></text:span><text:span text:style-name="T3"><draw:frame draw:style-name="a1" draw:name="Obrázek 1" text:anchor-type="as-char" svg:x="0in" svg:y="0in" svg:width="3.03125in" svg:height="3.03125in" style:rel-width="scale" style:rel-height="scale"><draw:image xlink:href="media/image2.jpeg" xlink:type="simple" xlink:show="embed" xlink:actuate="onLoad"/><svg:title/><svg:desc>9 Best Christmas Memes to Share - Funny Christmas Memes and ...</svg:desc></draw:frame></text:span><draw:frame draw:style-name="a2" draw:name="Obrázok 3" text:anchor-type="as-char" svg:x="0in" svg:y="0in" svg:width="2.45486in" svg:height="2.56319in" style:rel-width="scale" style:rel-height="scale"><draw:image xlink:href="media/image3.jpeg" xlink:type="simple" xlink:show="embed" xlink:actuate="onLoad"/><svg:title/><svg:desc>it’s lit</svg:desc></draw:frame><text:s text:c="3"/><draw:frame draw:style-name="a3" draw:name="Obrázok 4" text:anchor-type="as-char" svg:x="0in" svg:y="0in" svg:width="2.67779in" svg:height="3.39684in" style:rel-width="scale" style:rel-height="scale"><draw:image xlink:href="media/image4.png" xlink:type="simple" xlink:show="embed" xlink:actuate="onLoad"/><svg:title/><svg:desc/></draw:frame><draw:frame draw:style-name="a4" draw:name="Obrázok 5" text:anchor-type="as-char" svg:x="0in" svg:y="0in" svg:width="2.45486in" svg:height="1.85625in" style:rel-width="scale" style:rel-height="scale"><draw:image xlink:href="media/image5.jpeg" xlink:type="simple" xlink:show="embed" xlink:actuate="onLoad"/><svg:title/><svg:desc>57 Best 'Woman Yelling at a Cat' Memes That Have Taken Over the Internet</svg:desc></draw:frame><text:s/><draw:frame draw:style-name="a5" draw:name="Obrázok 6" text:anchor-type="as-char" svg:x="0in" svg:y="0in" svg:width="2.44931in" svg:height="1.80208in" style:rel-width="scale" style:rel-height="scale"><draw:image xlink:href="media/image6.jpeg" xlink:type="simple" xlink:show="embed" xlink:actuate="onLoad"/><svg:title/><svg:desc>Christmas-Memes</svg:desc></draw:frame><text:s/><text:soft-page-break/><draw:frame draw:style-name="a6" draw:name="Obrázok 7" text:anchor-type="as-char" svg:x="0in" svg:y="0in" svg:width="2.44931in" svg:height="3.15in" style:rel-width="scale" style:rel-height="scale"><draw:image xlink:href="media/image7.jpeg" xlink:type="simple" xlink:show="embed" xlink:actuate="onLoad"/><svg:title/><svg:desc>Obsahuje obrázok: I’ll take Christmas memes for 800, Alex.</svg:desc></draw:frame><text:s/><draw:frame draw:style-name="a7" draw:name="Obrázok 8" text:anchor-type="as-char" svg:x="0in" svg:y="0in" svg:width="2.45486in" svg:height="2.45486in" style:rel-width="scale" style:rel-height="scale"><draw:image xlink:href="media/image8.jpeg" xlink:type="simple" xlink:show="embed" xlink:actuate="onLoad"/><svg:title/><svg:desc>Obsahuje obrázok: Merry Christmas | Cute Cat Pictures #Christmas</svg:desc></draw:frame><text:s/><draw:frame draw:style-name="a8" draw:name="Obrázok 9" text:anchor-type="as-char" svg:x="0in" svg:y="0in" svg:width="2.45486in" svg:height="3.26944in" style:rel-width="scale" style:rel-height="scale"><draw:image xlink:href="media/image9.jpeg" xlink:type="simple" xlink:show="embed" xlink:actuate="onLoad"/><svg:title/><svg:desc>Obsahuje obrázok: 'Twas The Night Before Finals</svg:desc></draw:frame>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2-12-14T16:13:00Z</meta:creation-date>
    <dc:date>2022-12-14T16:13:00Z</dc:date>
    <meta:template xlink:href="Normal" xlink:type="simple"/>
    <meta:editing-cycles>2</meta:editing-cycles>
    <meta:editing-duration>PT120S</meta:editing-duration>
    <meta:document-statistic meta:page-count="2" meta:paragraph-count="1" meta:word-count="3" meta:character-count="23" meta:row-count="1" meta:non-whitespace-character-count="21"/>
  </office:meta>
</office:document-meta>
</file>